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3.428cm" fo:min-width="5.748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ffd428" draw:textarea-horizontal-align="justify" draw:textarea-vertical-align="middle" draw:auto-grow-height="false" fo:min-height="1.118cm" fo:min-width="4.477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329cm" fo:min-width="4.69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33cm" fo:min-width="4.6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33cm" fo:min-width="4.69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2.149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ffd428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1.33cm" fo:min-width="4.69cm"/>
      <style:paragraph-properties style:writing-mode="lr-tb"/>
    </style:style>
    <style:style style:name="gr15" style:family="graphic" style:parent-style-name="standard">
      <style:graphic-properties svg:stroke-width="0.212cm" svg:stroke-color="#2a6099" draw:marker-start-width="0.518cm" draw:marker-end-width="0.518cm" draw:fill-color="#ffd428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2a6099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2a6099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26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28" style:family="graphic" style:parent-style-name="standard">
      <style:graphic-properties draw:stroke="dash" draw:stroke-dash="Dot" svg:stroke-width="0.106cm" svg:stroke-color="#000000" draw:marker-start-width="0.359cm" draw:marker-end-width="0.359cm" draw:fill="none" draw:textarea-horizontal-align="justify" draw:textarea-vertical-align="middle" draw:auto-grow-height="false" fo:min-height="9.639cm" fo:min-width="23.827cm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fo:min-height="0.455cm"/>
      <style:paragraph-properties style:writing-mode="lr-tb"/>
    </style:style>
    <style:style style:name="gr30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1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2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6.157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906cm" fo:min-width="6.157cm" fo:padding-top="0.178cm" fo:padding-bottom="0.178cm" fo:padding-left="0.303cm" fo:padding-right="0.303cm"/>
    </style:style>
    <style:style style:name="gr34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40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7.158cm" fo:min-width="16.187cm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ffd428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22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22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fo:color="#ffffff" fo:font-size="11pt" fo:font-weight="bold"/>
    </style:style>
    <style:style style:name="P17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19" style:family="paragraph">
      <style:paragraph-properties fo:text-align="center" style:writing-mode="lr-tb"/>
      <style:text-properties fo:color="#ffffff" fo:font-size="11pt"/>
    </style:style>
    <style:style style:name="P20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1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2a6099" draw:opacity="52%"/>
      <style:paragraph-properties fo:text-align="center" style:writing-mode="lr-tb"/>
      <style:text-properties fo:color="#ffffff" fo:font-size="11pt" fo:font-weight="bold"/>
    </style:style>
    <style:style style:name="P26" style:family="paragraph">
      <loext:graphic-properties draw:fill-color="#2a6099" draw:opacity="52%"/>
      <style:paragraph-properties fo:text-align="center" style:writing-mode="lr-tb"/>
      <style:text-properties fo:color="#ffffff" fo:font-size="11pt"/>
    </style:style>
    <style:style style:name="P27" style:family="paragraph">
      <style:paragraph-properties fo:text-align="start" style:writing-mode="lr-tb"/>
      <style:text-properties fo:font-size="11pt"/>
    </style:style>
    <style:style style:name="P28" style:family="paragraph">
      <loext:graphic-properties draw:fill-color="#dddddd"/>
      <style:paragraph-properties fo:text-align="start" style:writing-mode="lr-tb"/>
      <style:text-properties fo:font-size="11pt"/>
    </style:style>
    <style:style style:name="P29" style:family="paragraph">
      <style:text-properties fo:color="#000000"/>
    </style:style>
    <style:style style:name="P30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1" style:family="paragraph">
      <style:text-properties fo:font-weight="bold"/>
    </style:style>
    <style:style style:name="P3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5" style:family="paragraph">
      <style:paragraph-properties fo:text-align="center"/>
      <style:text-properties fo:font-size="13pt"/>
    </style:style>
    <style:style style:name="P36" style:family="paragraph">
      <loext:graphic-properties draw:fill-color="#ffff00"/>
      <style:paragraph-properties fo:text-align="center"/>
      <style:text-properties fo:font-size="13pt"/>
    </style:style>
    <style:style style:name="P37" style:family="paragraph">
      <loext:graphic-properties draw:fill="solid" draw:fill-color="#729fcf" draw:opacity="11%"/>
      <style:paragraph-properties fo:text-align="center"/>
    </style:style>
    <style:style style:name="P38" style:family="paragraph">
      <loext:graphic-properties draw:fill="solid" draw:fill-color="#ff8000" draw:opacity="10%"/>
      <style:paragraph-properties fo:text-align="center"/>
    </style:style>
    <style:style style:name="P39" style:family="paragraph">
      <loext:graphic-properties draw:fill="solid" draw:fill-color="#81d41a" draw:opacity="10%"/>
      <style:paragraph-properties fo:text-align="center"/>
    </style:style>
    <style:style style:name="P40" style:family="paragraph">
      <loext:graphic-properties draw:fill-color="#eeeeee"/>
      <style:paragraph-properties fo:text-align="start" style:writing-mode="lr-tb"/>
      <style:text-properties fo:font-size="11pt"/>
    </style:style>
    <style:style style:name="P41" style:family="paragraph">
      <loext:graphic-properties draw:fill-color="#ff8000"/>
      <style:paragraph-properties fo:text-align="start" style:writing-mode="lr-tb"/>
      <style:text-properties fo:font-size="11pt"/>
    </style:style>
    <style:style style:name="P42" style:family="paragraph">
      <loext:graphic-properties draw:fill-color="#81d41a"/>
      <style:paragraph-properties fo:text-align="start" style:writing-mode="lr-tb"/>
      <style:text-properties fo:font-size="11pt"/>
    </style:style>
    <style:style style:name="P43" style:family="paragraph">
      <loext:graphic-properties draw:fill-color="#729fcf"/>
      <style:paragraph-properties fo:text-align="start" style:writing-mode="lr-tb"/>
      <style:text-properties fo:font-size="11pt"/>
    </style:style>
    <style:style style:name="P44" style:family="paragraph">
      <loext:graphic-properties draw:fill="solid" draw:fill-color="#ff8000"/>
      <style:paragraph-properties fo:text-align="center"/>
    </style:style>
    <style:style style:name="P45" style:family="paragraph">
      <loext:graphic-properties draw:fill="solid" draw:fill-color="#729fcf"/>
      <style:paragraph-properties fo:text-align="center"/>
    </style:style>
    <style:style style:name="P46" style:family="paragraph">
      <loext:graphic-properties draw:fill="solid" draw:fill-color="#81d41a"/>
      <style:paragraph-properties fo:text-align="center"/>
    </style:style>
    <style:style style:name="P47" style:family="paragraph">
      <style:text-properties fo:font-size="16pt"/>
    </style:style>
    <style:style style:name="P48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49" style:family="paragraph">
      <loext:graphic-properties draw:fill="solid" draw:fill-color="#81d41a" draw:opacity="11%"/>
      <style:paragraph-properties fo:text-align="center"/>
    </style:style>
    <style:style style:name="P50" style:family="paragraph">
      <style:paragraph-properties fo:text-align="center"/>
      <style:text-properties fo:font-size="24pt" style:font-size-asian="24pt" style:font-size-complex="24pt"/>
    </style:style>
    <style:style style:name="P5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 fo:font-size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2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font-size="11pt" fo:font-weight="bold" style:font-weight-asian="bold" style:font-weight-complex="bold"/>
    </style:style>
    <style:style style:name="T14" style:family="text">
      <style:text-properties fo:font-size="11pt" fo:font-style="italic" style:font-style-asian="italic" style:font-style-complex="italic"/>
    </style:style>
    <style:style style:name="T15" style:family="text">
      <style:text-properties fo:font-size="24pt" fo:font-weight="bold" style:font-size-asian="24pt" style:font-size-complex="2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248cm" svg:height="3.678cm" svg:x="24.767cm" svg:y="1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189cm" svg:height="1.58cm" svg:x="16.654cm" svg:y="2.705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5.19cm" svg:height="1.579cm" svg:x="16.653cm" svg:y="5.4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5.19cm" svg:height="1.58cm" svg:x="4.322cm" svg:y="14.001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19cm" svg:height="1.58cm" svg:x="4.294cm" svg:y="12.196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5.19cm" svg:height="1.58cm" svg:x="25.303cm" svg:y="2.705cm">
          <text:p text:style-name="P1"><text:span text:style-name="T1">Encrypt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3.393cm" svg:height="3.393cm" svg:x="2.169cm" svg:y="1.799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5.19cm" svg:height="1.58cm" svg:x="8.703cm" svg:y="2.705cm">
          <text:p text:style-name="P1"><text:span text:style-name="T1">Serializ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3.393cm" svg:height="3.393cm" svg:x="36.301cm" svg:y="1.799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19cm" svg:height="1.579cm" svg:x="16.653cm" svg:y="7.2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5.19cm" svg:height="1.579cm" svg:x="16.653cm" svg:y="9.0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367cm" svg:height="1.517cm" svg:x="17.056cm" svg:y="10.309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5.562cm" svg:y1="3.496cm" svg:x2="8.703cm" svg:y2="3.495cm" draw:start-shape="id1" draw:start-glue-point="10" draw:end-shape="id2" draw:end-glue-point="3" svg:d="M5562 3496h1571v-1h1570" svg:viewBox="0 0 3142 2">
          <text:p/>
        </draw:connector>
        <draw:connector draw:style-name="gr9" draw:text-style-name="P15" draw:layer="layout" svg:x1="13.893cm" svg:y1="3.495cm" svg:x2="16.654cm" svg:y2="3.495cm" draw:start-shape="id2" draw:start-glue-point="1" draw:end-shape="id3" draw:end-glue-point="3" svg:d="M13893 3495h2761" svg:viewBox="0 0 2762 1">
          <text:p/>
        </draw:connector>
        <draw:connector draw:style-name="gr9" draw:text-style-name="P15" draw:layer="layout" svg:x1="21.843cm" svg:y1="3.495cm" svg:x2="25.303cm" svg:y2="3.495cm" draw:start-shape="id3" draw:start-glue-point="1" draw:end-shape="id4" draw:end-glue-point="3" svg:d="M21843 3495h3460" svg:viewBox="0 0 3461 1">
          <text:p/>
        </draw:connector>
        <draw:connector draw:style-name="gr9" draw:text-style-name="P15" draw:layer="layout" svg:x1="31.015cm" svg:y1="2.906cm" svg:x2="36.301cm" svg:y2="3.496cm" draw:start-shape="id5" draw:start-glue-point="1" draw:end-shape="id6" draw:end-glue-point="6" svg:d="M31015 2906h2643v590h2643" svg:viewBox="0 0 5287 591">
          <text:p/>
        </draw:connector>
        <draw:connector draw:style-name="gr9" draw:text-style-name="P15" draw:layer="layout" svg:x1="19.248cm" svg:y1="5.464cm" svg:x2="19.248cm" svg:y2="4.285cm" draw:start-shape="id7" draw:start-glue-point="0" draw:end-shape="id3" draw:end-glue-point="2" svg:d="M19248 5464v-1179" svg:viewBox="0 0 1 1180">
          <text:p/>
        </draw:connector>
        <draw:custom-shape draw:style-name="gr10" draw:text-style-name="P4" xml:id="id9" draw:id="id9" draw:layer="layout" svg:width="5.189cm" svg:height="1.58cm" svg:x="16.654cm" svg:y="14.005cm">
          <text:p text:style-name="P3"><text:span text:style-name="T2">Curve25519</text:span></text:p>
          <text:p text:style-name="P3"><text:span text:style-name="T2">Asymmetric 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9cm" svg:height="1.58cm" svg:x="32.722cm" svg:y="14.002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0" draw:id="id10" draw:layer="layout" svg:width="5.19cm" svg:height="1.58cm" svg:x="32.694cm" svg:y="12.197cm">
          <text:p text:style-name="P16"><text:span text:style-name="T5">Peer 2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9.512cm" svg:y1="14.791cm" svg:x2="16.654cm" svg:y2="14.795cm" draw:start-shape="id8" draw:start-glue-point="1" draw:end-shape="id9" draw:end-glue-point="3" svg:d="M9512 14791h3544v4h3598" svg:viewBox="0 0 7143 5">
          <text:p/>
        </draw:connector>
        <draw:connector draw:style-name="gr9" draw:text-style-name="P15" draw:layer="layout" svg:x1="32.694cm" svg:y1="12.987cm" svg:x2="21.843cm" svg:y2="14.795cm" draw:start-shape="id10" draw:start-glue-point="3" draw:end-shape="id9" draw:end-glue-point="1" svg:d="M32694 12987h-5399v1808h-5452" svg:viewBox="0 0 10852 1809">
          <text:p/>
        </draw:connector>
        <draw:custom-shape draw:style-name="gr1" draw:text-style-name="P2" xml:id="id14" draw:id="id14" draw:layer="layout" svg:width="6.248cm" svg:height="3.678cm" svg:x="16.124cm" svg:y="20.615cm">
          <text:p text:style-name="P1"><text:span text:style-name="T1"/></text:p>
          <text:p text:style-name="P1"><text:span text:style-name="T1">WAMP </text:span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5.19cm" svg:height="1.58cm" svg:x="16.653cm" svg:y="22.164cm">
          <text:p text:style-name="P1"><text:span text:style-name="T1">Encrypted</text:span></text:p>
          <text:p text:style-name="P1"><text:span text:style-name="T1">Secret Data Encryption </text:span><text:span text:style-name="T1">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9.248cm" svg:y1="15.585cm" svg:x2="19.248cm" svg:y2="22.164cm" draw:start-shape="id9" draw:start-glue-point="2" draw:end-shape="id11" draw:end-glue-point="0" svg:d="M19248 15585v6579" svg:viewBox="0 0 1 6580">
          <text:p/>
        </draw:connector>
        <draw:connector draw:style-name="gr9" draw:text-style-name="P15" draw:layer="layout" svg:x1="19.248cm" svg:y1="10.643cm" svg:x2="19.248cm" svg:y2="14.005cm" draw:start-shape="id12" draw:start-glue-point="2" draw:end-shape="id9" draw:end-glue-point="0" svg:d="M19248 10643v3362" svg:viewBox="0 0 1 3363">
          <text:p/>
        </draw:connector>
        <draw:custom-shape draw:style-name="gr7" draw:text-style-name="P13" xml:id="id13" draw:id="id13" draw:layer="layout" svg:width="3.393cm" svg:height="3.393cm" svg:x="2.301cm" svg:y="20.758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5.694cm" svg:y1="22.455cm" svg:x2="16.124cm" svg:y2="22.454cm" draw:start-shape="id13" draw:start-glue-point="10" draw:end-shape="id14" draw:end-glue-point="3" svg:d="M5694 22455h5215v-1h5215" svg:viewBox="0 0 10431 2">
          <text:p/>
        </draw:connector>
        <draw:custom-shape draw:style-name="gr7" draw:text-style-name="P13" xml:id="id15" draw:id="id15" draw:layer="layout" svg:width="3.393cm" svg:height="3.393cm" svg:x="35.574cm" svg:y="20.758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2.372cm" svg:y1="22.454cm" svg:x2="35.574cm" svg:y2="22.455cm" draw:start-shape="id14" draw:start-glue-point="1" draw:end-shape="id15" draw:end-glue-point="6" svg:d="M22372 22454h6601v1h6601" svg:viewBox="0 0 13203 2">
          <text:p/>
        </draw:connector>
        <draw:custom-shape draw:style-name="gr1" draw:text-style-name="P2" xml:id="id16" draw:id="id16" draw:layer="layout" svg:width="6.248cm" svg:height="3.678cm" svg:x="23.701cm" svg:y="17.067cm">
          <text:p text:style-name="P1"><text:span text:style-name="T1"/></text:p>
          <text:p text:style-name="P1"><text:span text:style-name="T1">WAMP </text:span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5.19cm" svg:height="1.58cm" svg:x="24.294cm" svg:y="18.616cm">
          <text:p text:style-name="P1"><text:span text:style-name="T1">Peer 2 Signed</text:span></text:p>
          <text:p text:style-name="P1"><text:span text:style-name="T1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3.701cm" svg:y1="18.906cm" svg:x2="3.998cm" svg:y2="20.758cm" draw:start-shape="id16" draw:start-glue-point="3" draw:end-shape="id13" draw:end-glue-point="4" svg:d="M23701 18906h-19703v1852" svg:viewBox="0 0 19704 1853">
          <text:p/>
        </draw:connector>
        <draw:connector draw:style-name="gr9" draw:text-style-name="P15" draw:layer="layout" svg:x1="32.694cm" svg:y1="12.987cm" svg:x2="29.484cm" svg:y2="24.184cm" draw:start-shape="id10" draw:start-glue-point="3" draw:end-shape="id17" draw:end-glue-point="1" svg:d="M32694 12987h-1579v11197h-1631" svg:viewBox="0 0 3211 11198">
          <text:p/>
        </draw:connector>
        <draw:custom-shape draw:style-name="gr13" draw:text-style-name="P18" xml:id="id18" draw:id="id18" draw:layer="layout" svg:width="5.19cm" svg:height="1.58cm" svg:x="32.072cm" svg:y="27.12cm">
          <text:p text:style-name="P16"><text:span text:style-name="T5">Pe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32.044cm" svg:y="25.315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189cm" svg:height="1.58cm" svg:x="24.295cm" svg:y="23.394cm">
          <text:p text:style-name="P3"><text:span text:style-name="T2">sec256k1 / EIP712</text:span></text:p>
          <text:p text:style-name="P3"><text:span text:style-name="T2">Asymmetric Signatu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72cm" svg:y="27.121cm">
          <text:p text:style-name="P19"><text:span text:style-name="T7">Peer 2 ETH</text:span></text:p>
          <text:p text:style-name="P1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44cm" svg:y="25.316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2.072cm" svg:y1="27.91cm" svg:x2="26.889cm" svg:y2="24.974cm" draw:start-shape="id18" draw:start-glue-point="3" draw:end-shape="id17" draw:end-glue-point="2" svg:d="M32072 27910h-5183v-2936" svg:viewBox="0 0 5184 2937">
          <text:p/>
        </draw:connector>
        <draw:connector draw:style-name="gr9" draw:text-style-name="P15" draw:layer="layout" svg:x1="26.889cm" svg:y1="23.394cm" svg:x2="26.889cm" svg:y2="20.196cm" draw:start-shape="id17" draw:start-glue-point="0" draw:end-shape="id19" draw:end-glue-point="2" svg:d="M26889 23394v-3198" svg:viewBox="0 0 1 3199">
          <text:p/>
        </draw:connector>
        <draw:connector draw:style-name="gr9" draw:text-style-name="P15" draw:layer="layout" svg:x1="37.271cm" svg:y1="20.758cm" svg:x2="29.949cm" svg:y2="18.906cm" draw:start-shape="id15" draw:start-glue-point="4" draw:end-shape="id16" draw:end-glue-point="1" svg:d="M37271 20758v-1852h-7322" svg:viewBox="0 0 7323 1853">
          <text:p/>
        </draw:connector>
        <draw:frame draw:style-name="gr16" draw:text-style-name="P21" draw:layer="layout" svg:width="7.64cm" svg:height="1.505cm" svg:x="9.326cm" svg:y="6.05cm">
          <draw:text-box>
            <text:p><text:span text:style-name="T10">(A) Ephemeral Payload Encryption Keys</text:span></text:p>
          </draw:text-box>
        </draw:frame>
        <draw:frame draw:style-name="gr16" draw:text-style-name="P22" draw:layer="layout" svg:width="7.309cm" svg:height="1.505cm" svg:x="3.659cm" svg:y="16.279cm">
          <draw:text-box>
            <text:p><text:span text:style-name="T11">(B) Client Session Authentication Keys</text:span></text:p>
          </draw:text-box>
        </draw:frame>
        <draw:frame draw:style-name="gr16" draw:text-style-name="P23" draw:layer="layout" svg:width="6.745cm" svg:height="1.505cm" svg:x="10.189cm" svg:y="27.027cm">
          <draw:text-box>
            <text:p><text:span text:style-name="T12">(C) Delegate Certificate Signing Keys</text:span></text:p>
          </draw:text-box>
        </draw:frame>
        <draw:frame draw:style-name="gr17" draw:text-style-name="P24" draw:layer="layout" svg:width="8.3cm" svg:height="1.117cm" svg:x="24.574cm" svg:y="5.197cm">
          <draw:text-box>
            <text:p>E2E Encr. Payload Traffic</text:p>
          </draw:text-box>
        </draw:frame>
        <draw:frame draw:style-name="gr18" draw:text-style-name="P24" draw:layer="layout" svg:width="8.764cm" svg:height="1.673cm" svg:x="22.754cm" svg:y="15.921cm">
          <draw:text-box>
            <text:p>Request Payload Encr. Key</text:p>
          </draw:text-box>
        </draw:frame>
        <draw:frame draw:style-name="gr18" draw:text-style-name="P24" draw:layer="layout" svg:width="8.798cm" svg:height="1.673cm" svg:x="14.651cm" svg:y="24.785cm">
          <draw:text-box>
            <text:p>Response Payload Encr. Key</text:p>
          </draw:text-box>
        </draw:frame>
      </draw:page>
      <draw:page draw:name="page2" draw:style-name="dp1" draw:master-page-name="Default">
        <draw:custom-shape draw:style-name="gr19" draw:text-style-name="P25" xml:id="id28" draw:id="id28" draw:layer="layout" svg:width="5.19cm" svg:height="1.58cm" svg:x="21.945cm" svg:y="7.726cm">
          <text:p text:style-name="P16"><text:span text:style-name="T5">User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xml:id="id29" draw:id="id29" draw:layer="layout" svg:width="5.19cm" svg:height="1.58cm" svg:x="21.945cm" svg:y="5.921cm">
          <text:p text:style-name="P19"><text:span text:style-name="T7">User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xml:id="id30" draw:id="id30" draw:layer="layout" svg:width="5.855cm" svg:height="2.485cm" svg:x="11.981cm" svg:y="3.474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xml:id="id27" draw:id="id27" draw:layer="layout" svg:width="5.855cm" svg:height="2.485cm" svg:x="11.981cm" svg:y="9.274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xml:id="id21" draw:id="id21" draw:layer="layout" svg:width="5.855cm" svg:height="2.485cm" svg:x="11.981cm" svg:y="22.42cm">
          <text:p text:style-name="P27"><text:span text:style-name="T13">EIP712DelegateCertificate</text:span></text:p>
          <text:p text:style-name="P27"><text:span text:style-name="T1"/></text:p>
          <text:p text:style-name="P27"><text:span text:style-name="T14">Issuer</text:span><text:span text:style-name="T1">: Delegate 1</text:span></text:p>
          <text:p text:style-name="P27"><text:span text:style-name="T14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25" draw:id="id25" draw:layer="layout" svg:width="5.19cm" svg:height="1.58cm" svg:x="21.945cm" svg:y="13.341cm">
          <text:p text:style-name="P16"><text:span text:style-name="T5">Us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xml:id="id26" draw:id="id26" draw:layer="layout" svg:width="5.19cm" svg:height="1.58cm" svg:x="21.945cm" svg:y="11.536cm">
          <text:p text:style-name="P19"><text:span text:style-name="T7">Us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xml:id="id24" draw:id="id24" draw:layer="layout" svg:width="5.855cm" svg:height="2.485cm" svg:x="11.981cm" svg:y="14.774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2</text:span></text:p>
          <text:p text:style-name="P27"><text:span text:style-name="T14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22" draw:id="id22" draw:layer="layout" svg:width="5.19cm" svg:height="1.58cm" svg:x="21.945cm" svg:y="21.068cm">
          <text:p text:style-name="P16"><text:span text:style-name="T5">Delegate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23" draw:id="id23" draw:layer="layout" svg:width="5.19cm" svg:height="1.58cm" svg:x="21.945cm" svg:y="19.263cm">
          <text:p text:style-name="P19"><text:span text:style-name="T7">Delegate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20" draw:id="id20" draw:layer="layout" svg:width="5.19cm" svg:height="1.58cm" svg:x="21.945cm" svg:y="24.618cm">
          <text:p text:style-name="P16"><text:span text:style-name="T5">Client 1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26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26" draw:text-style-name="P15" draw:layer="layout" svg:x1="21.945cm" svg:y1="14.131cm" svg:x2="17.836cm" svg:y2="16.016cm" draw:start-shape="id25" draw:start-glue-point="3" draw:end-shape="id24" draw:end-glue-point="1" svg:d="M21945 14131h-2068v1885h-2041" svg:viewBox="0 0 4110 1886">
          <text:p/>
        </draw:connector>
        <draw:connector draw:style-name="gr9" draw:text-style-name="P15" draw:layer="layout" svg:x1="21.945cm" svg:y1="12.326cm" svg:x2="17.836cm" svg:y2="10.516cm" draw:start-shape="id26" draw:start-glue-point="3" draw:end-shape="id27" draw:end-glue-point="1" svg:d="M21945 12326h-2055v-1810h-2054" svg:viewBox="0 0 4110 1811">
          <text:p/>
        </draw:connector>
        <draw:connector draw:style-name="gr26" draw:text-style-name="P15" draw:layer="layout" svg:x1="21.945cm" svg:y1="8.516cm" svg:x2="17.836cm" svg:y2="10.516cm" draw:start-shape="id28" draw:start-glue-point="3" draw:end-shape="id27" draw:end-glue-point="1" svg:d="M21945 8516h-2068v2000h-2041" svg:viewBox="0 0 4110 2001">
          <text:p/>
        </draw:connector>
        <draw:connector draw:style-name="gr9" draw:text-style-name="P15" draw:layer="layout" svg:x1="21.945cm" svg:y1="6.711cm" svg:x2="17.836cm" svg:y2="4.716cm" draw:start-shape="id29" draw:start-glue-point="3" draw:end-shape="id30" draw:end-glue-point="1" svg:d="M21945 6711h-2055v-1995h-2054" svg:viewBox="0 0 4110 1996">
          <text:p/>
        </draw:connector>
        <draw:connector draw:style-name="gr26" draw:text-style-name="P15" draw:layer="layout" draw:line-skew="1.091cm" svg:x1="27.135cm" svg:y1="8.516cm" svg:x2="17.836cm" svg:y2="4.716cm" draw:start-shape="id28" draw:start-glue-point="1" draw:end-shape="id30" draw:end-glue-point="1" svg:d="M27135 8516h1644v-3800h-10943" svg:viewBox="0 0 10944 3801">
          <text:p/>
        </draw:connector>
        <draw:frame draw:style-name="gr27" draw:text-style-name="P30" draw:layer="layout" svg:width="8.166cm" svg:height="2.319cm" svg:x="2.873cm" svg:y="4.016cm">
          <draw:text-box>
            <text:p text:style-name="P29"><text:span text:style-name="T15">Trustroot</text:span></text:p>
          </draw:text-box>
        </draw:frame>
        <draw:frame draw:style-name="gr27" draw:text-style-name="P32" draw:layer="layout" svg:width="8.166cm" svg:height="2.319cm" svg:x="2.873cm" svg:y="22.817cm">
          <draw:text-box>
            <text:p text:style-name="P31"><text:span text:style-name="T16">Trustanchor</text:span></text:p>
          </draw:text-box>
        </draw:frame>
        <draw:custom-shape draw:style-name="gr28" draw:text-style-name="P33" draw:layer="layout" svg:width="24.433cm" svg:height="9.995cm" svg:x="11.295cm" svg:y="18.631cm">
          <text:p/>
          <draw:enhanced-geometry svg:viewBox="0 0 21600 21600" draw:type="rectangle" draw:enhanced-path="M 0 0 L 21600 0 21600 21600 0 21600 0 0 Z N"/>
        </draw:custom-shape>
        <draw:frame draw:style-name="gr27" draw:text-style-name="P34" draw:layer="layout" svg:width="8.166cm" svg:height="2.319cm" svg:x="28.497cm" svg:y="22.569cm">
          <draw:text-box>
            <text:p><text:span text:style-name="T17">WAMP Client or Router Node</text:span></text:p>
          </draw:text-box>
        </draw:frame>
        <draw:frame draw:style-name="gr29" draw:text-style-name="P30" draw:layer="layout" svg:width="8.166cm" svg:height="1.195cm" svg:x="11.706cm" svg:y="0.942cm">
          <draw:text-box>
            <text:p text:style-name="P29"><text:span text:style-name="T15">Certificate Chain</text:span></text:p>
          </draw:text-box>
        </draw:frame>
        <draw:custom-shape draw:style-name="gr30" draw:text-style-name="P36" draw:layer="layout" svg:width="3.705cm" svg:height="1.058cm" svg:x="20.073cm" svg:y="2.364cm">
          <text:p text:style-name="P35">Root CA Cert.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36" draw:layer="layout" svg:width="3.705cm" svg:height="1.058cm" svg:x="6.51cm" svg:y="25.576cm">
          <text:p text:style-name="P35">Delegate Cert.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36" draw:layer="layout" svg:width="5.697cm" svg:height="1.058cm" svg:x="5.381cm" svg:y="11.96cm">
          <text:p text:style-name="P35">Intermediate CA Cert.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36" draw:layer="layout" svg:width="5.697cm" svg:height="1.058cm" svg:x="5.499cm" svg:y="16.466cm">
          <text:p text:style-name="P35">Delegate CA Cert.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2" draw:text-style-name="P37" draw:layer="layout" svg:width="6.763cm" svg:height="8.061cm" svg:x="33.398cm" svg:y="18.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6.763cm" svg:height="8.262cm" svg:x="23.44cm" svg:y="18.0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9" draw:layer="layout" svg:width="16.793cm" svg:height="22.092cm" svg:x="1.834cm" svg:y="4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0" xml:id="id38" draw:id="id38" draw:layer="layout" svg:width="5.206cm" svg:height="2.21cm" svg:x="29.362cm" svg:y="5.471cm">
          <text:p text:style-name="P27"><text:span text:style-name="T13">Realm</text:span></text:p>
          <text:p text:style-name="P27"><text:span text:style-name="T1"/></text:p>
          <text:p text:style-name="P27"><text:span text:style-name="T14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xml:id="id33" draw:id="id33" draw:layer="layout" svg:width="5.205cm" svg:height="2.21cm" svg:x="24.233cm" svg:y="14.374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1" draw:id="id31" draw:layer="layout" svg:width="5.205cm" svg:height="2.209cm" svg:x="24.233cm" svg:y="23.184cm">
          <text:p text:style-name="P27"><text:span text:style-name="T13">EIP712DelegateCertificate</text:span></text:p>
          <text:p text:style-name="P27"><text:span text:style-name="T1"/></text:p>
          <text:p text:style-name="P27"><text:span text:style-name="T14">Issuer</text:span><text:span text:style-name="T1">: Delegate A</text:span></text:p>
          <text:p text:style-name="P27"><text:span text:style-name="T14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2" draw:id="id32" draw:layer="layout" svg:width="5.205cm" svg:height="2.209cm" svg:x="24.233cm" svg:y="19.142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2</text:span></text:p>
          <text:p text:style-name="P27"><text:span text:style-name="T14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4" draw:id="id34" draw:layer="layout" svg:width="5.206cm" svg:height="2.209cm" svg:x="29.362cm" svg:y="9.029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xml:id="id35" draw:id="id35" draw:layer="layout" svg:width="5.205cm" svg:height="2.21cm" svg:x="34.191cm" svg:y="14.374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7" draw:id="id37" draw:layer="layout" svg:width="5.205cm" svg:height="2.209cm" svg:x="34.191cm" svg:y="23.184cm">
          <text:p text:style-name="P27"><text:span text:style-name="T13">EIP712DelegateCertificate</text:span></text:p>
          <text:p text:style-name="P27"><text:span text:style-name="T1"/></text:p>
          <text:p text:style-name="P27"><text:span text:style-name="T14">Issuer</text:span><text:span text:style-name="T1">: Delegate B</text:span></text:p>
          <text:p text:style-name="P27"><text:span text:style-name="T14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6" draw:id="id36" draw:layer="layout" svg:width="5.205cm" svg:height="2.209cm" svg:x="34.191cm" svg:y="19.142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3</text:span></text:p>
          <text:p text:style-name="P27"><text:span text:style-name="T14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svg:x1="26.835cm" svg:y1="23.184cm" svg:x2="26.835cm" svg:y2="21.351cm" draw:start-shape="id31" draw:start-glue-point="0" draw:end-shape="id32" draw:end-glue-point="2" svg:d="M26835 23184v-1833" svg:viewBox="0 0 1 1834">
          <text:p/>
        </draw:connector>
        <draw:connector draw:style-name="gr40" draw:text-style-name="P44" draw:layer="layout" svg:x1="26.835cm" svg:y1="19.142cm" svg:x2="26.835cm" svg:y2="16.584cm" draw:start-shape="id32" draw:start-glue-point="0" draw:end-shape="id33" draw:end-glue-point="2" svg:d="M26835 19142v-2558" svg:viewBox="0 0 1 2559">
          <text:p/>
        </draw:connector>
        <draw:connector draw:style-name="gr41" draw:text-style-name="P15" draw:layer="layout" svg:x1="26.835cm" svg:y1="14.374cm" svg:x2="31.965cm" svg:y2="11.238cm" draw:start-shape="id33" draw:start-glue-point="0" draw:end-shape="id34" draw:end-glue-point="2" svg:d="M26835 14374v-1568h5130v-1568" svg:viewBox="0 0 5131 3137">
          <text:p/>
        </draw:connector>
        <draw:connector draw:style-name="gr41" draw:text-style-name="P15" draw:layer="layout" svg:x1="36.793cm" svg:y1="14.374cm" svg:x2="31.965cm" svg:y2="11.238cm" draw:start-shape="id35" draw:start-glue-point="0" draw:end-shape="id34" draw:end-glue-point="2" svg:d="M36793 14374v-1568h-4828v-1568" svg:viewBox="0 0 4829 3137">
          <text:p/>
        </draw:connector>
        <draw:connector draw:style-name="gr42" draw:text-style-name="P45" draw:layer="layout" svg:x1="36.793cm" svg:y1="19.142cm" svg:x2="36.793cm" svg:y2="16.584cm" draw:start-shape="id36" draw:start-glue-point="0" draw:end-shape="id35" draw:end-glue-point="2" svg:d="M36793 19142v-2558" svg:viewBox="0 0 1 2559">
          <text:p/>
        </draw:connector>
        <draw:connector draw:style-name="gr42" draw:text-style-name="P45" draw:layer="layout" svg:x1="36.793cm" svg:y1="23.184cm" svg:x2="36.793cm" svg:y2="21.351cm" draw:start-shape="id37" draw:start-glue-point="0" draw:end-shape="id36" draw:end-glue-point="2" svg:d="M36793 23184v-1833" svg:viewBox="0 0 1 1834">
          <text:p/>
        </draw:connector>
        <draw:connector draw:style-name="gr43" draw:text-style-name="P46" draw:layer="layout" svg:x1="31.965cm" svg:y1="9.029cm" svg:x2="31.965cm" svg:y2="7.681cm" draw:start-shape="id34" draw:start-glue-point="0" draw:end-shape="id38" draw:end-glue-point="2" svg:d="M31965 9029v-1348" svg:viewBox="0 0 1 1349">
          <text:p/>
        </draw:connector>
        <draw:frame draw:style-name="gr44" draw:text-style-name="P48" draw:layer="layout" svg:width="8.829cm" svg:height="0.987cm" svg:x="22.43cm" svg:y="26.855cm">
          <draw:text-box>
            <text:p text:style-name="P47"><text:span text:style-name="T18">User 2 Authority </text:span><text:span text:style-name="T18">Domain</text:span></text:p>
          </draw:text-box>
        </draw:frame>
        <draw:frame draw:style-name="gr44" draw:text-style-name="P48" draw:layer="layout" svg:width="8.83cm" svg:height="0.987cm" svg:x="32.655cm" svg:y="26.855cm">
          <draw:text-box>
            <text:p text:style-name="P47"><text:span text:style-name="T18">User 3 Authority Domain</text:span></text:p>
          </draw:text-box>
        </draw:frame>
        <draw:custom-shape draw:style-name="gr38" draw:text-style-name="P42" xml:id="id41" draw:id="id41" draw:layer="layout" svg:width="5.206cm" svg:height="2.209cm" svg:x="2.627cm" svg:y="14.862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9" draw:id="id39" draw:layer="layout" svg:width="5.206cm" svg:height="2.209cm" svg:x="2.627cm" svg:y="23.172cm">
          <text:p text:style-name="P27"><text:span text:style-name="T13">EIP712DelegateCertificate</text:span></text:p>
          <text:p text:style-name="P27"><text:span text:style-name="T1"/></text:p>
          <text:p text:style-name="P27"><text:span text:style-name="T14">Issuer</text:span><text:span text:style-name="T1">: Delegate A</text:span></text:p>
          <text:p text:style-name="P27"><text:span text:style-name="T14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0" draw:id="id40" draw:layer="layout" svg:width="5.206cm" svg:height="2.209cm" svg:x="2.627cm" svg:y="19.13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42" xml:id="id42" draw:id="id42" draw:layer="layout" svg:width="5.205cm" svg:height="2.21cm" svg:x="7.757cm" svg:y="8.916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3" draw:id="id43" draw:layer="layout" svg:width="5.206cm" svg:height="2.209cm" svg:x="12.585cm" svg:y="14.862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5" draw:id="id45" draw:layer="layout" svg:width="5.206cm" svg:height="2.209cm" svg:x="12.585cm" svg:y="23.172cm">
          <text:p text:style-name="P27"><text:span text:style-name="T13">EIP712DelegateCertificate</text:span></text:p>
          <text:p text:style-name="P27"><text:span text:style-name="T1"/></text:p>
          <text:p text:style-name="P27"><text:span text:style-name="T14">Issuer</text:span><text:span text:style-name="T1">: Delegate B</text:span></text:p>
          <text:p text:style-name="P27"><text:span text:style-name="T14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4" draw:id="id44" draw:layer="layout" svg:width="5.206cm" svg:height="2.209cm" svg:x="12.585cm" svg:y="19.13cm">
          <text:p text:style-name="P27"><text:span text:style-name="T13">EIP712AuthorityCertificate</text:span></text:p>
          <text:p text:style-name="P27"><text:span text:style-name="T1"/></text:p>
          <text:p text:style-name="P27"><text:span text:style-name="T14">Issuer</text:span><text:span text:style-name="T1">: User 1</text:span></text:p>
          <text:p text:style-name="P27"><text:span text:style-name="T14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5.23cm" svg:y1="23.172cm" svg:x2="5.23cm" svg:y2="21.339cm" draw:start-shape="id39" draw:start-glue-point="0" draw:end-shape="id40" draw:end-glue-point="2" svg:d="M5230 23172v-1833" svg:viewBox="0 0 1 1834">
          <text:p/>
        </draw:connector>
        <draw:connector draw:style-name="gr41" draw:text-style-name="P15" draw:layer="layout" svg:x1="5.23cm" svg:y1="19.13cm" svg:x2="5.23cm" svg:y2="17.071cm" draw:start-shape="id40" draw:start-glue-point="0" draw:end-shape="id41" draw:end-glue-point="2" svg:d="M5230 19130v-2059" svg:viewBox="0 0 1 2060">
          <text:p/>
        </draw:connector>
        <draw:connector draw:style-name="gr41" draw:text-style-name="P15" draw:layer="layout" svg:x1="5.23cm" svg:y1="14.862cm" svg:x2="10.359cm" svg:y2="11.126cm" draw:start-shape="id41" draw:start-glue-point="0" draw:end-shape="id42" draw:end-glue-point="2" svg:d="M5230 14862v-1868h5129v-1868" svg:viewBox="0 0 5130 3737">
          <text:p/>
        </draw:connector>
        <draw:connector draw:style-name="gr41" draw:text-style-name="P15" draw:layer="layout" svg:x1="15.188cm" svg:y1="14.862cm" svg:x2="10.359cm" svg:y2="11.126cm" draw:start-shape="id43" draw:start-glue-point="0" draw:end-shape="id42" draw:end-glue-point="2" svg:d="M15188 14862v-1868h-4829v-1868" svg:viewBox="0 0 4830 3737">
          <text:p/>
        </draw:connector>
        <draw:connector draw:style-name="gr41" draw:text-style-name="P15" draw:layer="layout" svg:x1="15.188cm" svg:y1="19.13cm" svg:x2="15.188cm" svg:y2="17.071cm" draw:start-shape="id44" draw:start-glue-point="0" draw:end-shape="id43" draw:end-glue-point="2" svg:d="M15188 19130v-2059" svg:viewBox="0 0 1 2060">
          <text:p/>
        </draw:connector>
        <draw:connector draw:style-name="gr41" draw:text-style-name="P15" draw:layer="layout" svg:x1="15.188cm" svg:y1="23.172cm" svg:x2="15.188cm" svg:y2="21.339cm" draw:start-shape="id45" draw:start-glue-point="0" draw:end-shape="id44" draw:end-glue-point="2" svg:d="M15188 23172v-1833" svg:viewBox="0 0 1 1834">
          <text:p/>
        </draw:connector>
        <draw:frame draw:style-name="gr44" draw:text-style-name="P48" draw:layer="layout" svg:width="8.83cm" svg:height="0.987cm" svg:x="6.605cm" svg:y="2.889cm">
          <draw:text-box>
            <text:p text:style-name="P47"><text:span text:style-name="T18">User 1 Authority Domain</text:span></text:p>
          </draw:text-box>
        </draw:frame>
        <draw:custom-shape draw:style-name="gr46" draw:text-style-name="P49" draw:layer="layout" svg:width="16.793cm" svg:height="7.514cm" svg:x="23.434cm" svg:y="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8" draw:layer="layout" svg:width="8.83cm" svg:height="0.987cm" svg:x="28.266cm" svg:y="3.067cm">
          <draw:text-box>
            <text:p text:style-name="P47"><text:span text:style-name="T18">User 1 Authority Domain</text:span></text:p>
          </draw:text-box>
        </draw:frame>
        <draw:frame draw:style-name="gr47" draw:text-style-name="P51" draw:layer="layout" svg:width="16.828cm" svg:height="1.195cm" svg:x="1.764cm" svg:y="1cm">
          <draw:text-box>
            <text:p text:style-name="P50"><text:span text:style-name="T16">I. Standalone </text:span><text:span text:style-name="T16">Trustroot</text:span></text:p>
          </draw:text-box>
        </draw:frame>
        <draw:frame draw:style-name="gr47" draw:text-style-name="P51" draw:layer="layout" svg:width="16.828cm" svg:height="1.195cm" svg:x="23.364cm" svg:y="1.001cm">
          <draw:text-box>
            <text:p text:style-name="P50"><text:span text:style-name="T16">II. Shared Trustroo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05T14:57:23.315424308</dc:date>
    <meta:editing-duration>PT47M39S</meta:editing-duration>
    <meta:editing-cycles>10</meta:editing-cycles>
    <meta:generator>LibreOffice/6.4.7.2$Linux_X86_64 LibreOffice_project/40$Build-2</meta:generator>
    <meta:document-statistic meta:object-count="115"/>
  </office:meta>
</office:document-meta>
</file>